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9255" officeooo:paragraph-rsid="000c9255"/>
    </style:style>
    <style:style style:name="P2" style:family="paragraph" style:parent-style-name="Standard">
      <style:text-properties officeooo:rsid="000e1a12" officeooo:paragraph-rsid="000e1a12"/>
    </style:style>
    <style:style style:name="T1" style:family="text">
      <style:text-properties officeooo:rsid="000e1a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ummeln und Bienen können UV Licht wahrnehmen. Damit können sie bestimmte Muster auf Blüten erkennen, die zusätzliche Informationen bieten</text:p>
      <text:p text:style-name="P1"/>
      <text:p text:style-name="P1">Insekten können durch polarisiertes Licht wahrnehmen. Dadurch können sie sich am Polarisationsmuster des Himmels orientieren.</text:p>
      <text:p text:style-name="P1"/>
      <text:p text:style-name="P1">Venusfliegenfallen haben Mechanorezeptoren, <text:span text:style-name="T1">Wissenschaftler können sie bis heute nicht vollständig verstehen. Wenn ein Insekt die Rezeptoren berührt, entsteht Aktionspotential, das sich mit 10 Metern pro Sekunde fortpflanzt. </text:span></text:p>
      <text:p text:style-name="P1"/>
      <text:p text:style-name="P2">Welse haben einen Sinn für Kohlendioxid. Somit können sie die Athemspuren Beutetiere aufspüren.</text:p>
      <text:p text:style-name="P2"/>
      <text:p text:style-name="P2">Die meisten Fledermäuse können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9T12:03:36.292074705</meta:creation-date>
    <dc:date>2021-11-19T12:26:40.019633047</dc:date>
    <meta:editing-duration>PT2M23S</meta:editing-duration>
    <meta:editing-cycles>1</meta:editing-cycles>
    <meta:document-statistic meta:table-count="0" meta:image-count="0" meta:object-count="0" meta:page-count="1" meta:paragraph-count="5" meta:word-count="78" meta:character-count="614" meta:non-whitespace-character-count="539"/>
    <meta:generator>LibreOffice/6.4.7.2$Linux_X86_64 LibreOffice_project/40$Build-2</meta:generator>
  </office:meta>
</office:document-meta>
</file>